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53in" svg:x="25.2126in" svg:y="2.4472in">
            <draw:object draw:notify-on-update-of-ranges="Sheet1.AL3:Sheet1.AL6 Sheet1.AM2:Sheet1.AM2 Sheet1.AM3:Sheet1.AM6 Sheet1.AL3:Sheet1.AL6 Sheet1.AN2:Sheet1.AN2 Sheet1.AN3:Sheet1.AN6 Sheet1.AL3:Sheet1.AL6 Sheet1.AO2:Sheet1.AO2 Sheet1.AO3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6.55in" svg:y="1.2835in">
            <draw:object draw:notify-on-update-of-ranges="Sheet1.AL8:Sheet1.AL8 Sheet1.AL9:Sheet1.AL12 Sheet1.AM8:Sheet1.AM8 Sheet1.AM9:Sheet1.AM12 Sheet1.AL8:Sheet1.AL8 Sheet1.AL9:Sheet1.AL12 Sheet1.AN8:Sheet1.AN8 Sheet1.AN9:Sheet1.AN12 Sheet1.AL8:Sheet1.AL8 Sheet1.AL9:Sheet1.AL12 Sheet1.AO8:Sheet1.AO8 Sheet1.AO9:Sheet1.AO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4in" svg:height="3.5453in" svg:x="32.6205in" svg:y="3.7752in">
            <draw:object draw:notify-on-update-of-ranges="Sheet1.AL14:Sheet1.AL14 Sheet1.AL15:Sheet1.AL17 Sheet1.AM14:Sheet1.AM14 Sheet1.AM15:Sheet1.AM17 Sheet1.AL14:Sheet1.AL14 Sheet1.AL15:Sheet1.AL17 Sheet1.AN14:Sheet1.AN14 Sheet1.AN15:Sheet1.AN17 Sheet1.AL14:Sheet1.AL14 Sheet1.AL15:Sheet1.AL17 Sheet1.AO14:Sheet1.AO14 Sheet1.AO15:Sheet1.AO17 Sheet1.AL14:Sheet1.AL14 Sheet1.AL15:Sheet1.AL17 Sheet1.AP14:Sheet1.AP14 Sheet1.AP15:Sheet1.AP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table:formula="of:=AVERAGE([.C24];[.C59];[.C94])" office:value-type="float" office:value="53160144.4444445" calcext:value-type="float">
            <text:p>5.32E+007</text:p>
          </table:table-cell>
          <table:table-cell table:number-columns-repeated="2"/>
          <table:table-cell table:style-name="ce1" table:formula="of:=AVERAGE([.F24];[.F59];[.F94])" office:value-type="float" office:value="65739522.2222222" calcext:value-type="float">
            <text:p>6.57E+007</text:p>
          </table:table-cell>
          <table:table-cell table:number-columns-repeated="2"/>
          <table:table-cell table:style-name="ce1" table:formula="of:=AVERAGE([.I24];[.I59];[.I94])" office:value-type="float" office:value="55611388.8888889" calcext:value-type="float">
            <text:p>5.56E+007</text:p>
          </table:table-cell>
          <table:table-cell table:number-columns-repeated="2"/>
          <table:table-cell table:style-name="ce1" table:formula="of:=AVERAGE([.L24];[.L59];[.L94])" office:value-type="float" office:value="52127488.8888889" calcext:value-type="float">
            <text:p>5.21E+007</text:p>
          </table:table-cell>
          <table:table-cell table:number-columns-repeated="2"/>
          <table:table-cell table:style-name="ce1" table:formula="of:=AVERAGE([.O24];[.O59];[.O94])" office:value-type="float" office:value="62022300" calcext:value-type="float">
            <text:p>6.20E+007</text:p>
          </table:table-cell>
          <table:table-cell table:number-columns-repeated="2"/>
          <table:table-cell table:style-name="ce1" table:formula="of:=AVERAGE([.R24];[.R59];[.R94])" office:value-type="float" office:value="61875588.8888889" calcext:value-type="float">
            <text:p>6.19E+007</text:p>
          </table:table-cell>
          <table:table-cell table:number-columns-repeated="2"/>
          <table:table-cell table:style-name="ce1" table:formula="of:=AVERAGE([.U24];[.U59];[.U94])" office:value-type="float" office:value="61312755.5555556" calcext:value-type="float">
            <text:p>6.13E+007</text:p>
          </table:table-cell>
          <table:table-cell table:number-columns-repeated="2"/>
          <table:table-cell table:style-name="ce1" table:formula="of:=AVERAGE([.X24];[.X59];[.X94])" office:value-type="float" office:value="59685844.4444445" calcext:value-type="float">
            <text:p>5.97E+007</text:p>
          </table:table-cell>
          <table:table-cell table:number-columns-repeated="2"/>
          <table:table-cell table:style-name="ce1" table:formula="of:=AVERAGE([.Z24];[.Z25];[.Z26])" office:value-type="float" office:value="60726900" calcext:value-type="float">
            <text:p>6.07E+007</text:p>
          </table:table-cell>
          <table:table-cell table:number-columns-repeated="2"/>
          <table:table-cell table:style-name="ce1" table:formula="of:=AVERAGE([.AC24];[.AC25];[.AC26])" office:value-type="float" office:value="59943900" calcext:value-type="float">
            <text:p>5.99E+007</text:p>
          </table:table-cell>
          <table:table-cell table:number-columns-repeated="2"/>
          <table:table-cell table:style-name="ce1" table:formula="of:=AVERAGE([.AF24];[.AF25];[.AF26])" office:value-type="float" office:value="60131333.3333333" calcext:value-type="float">
            <text:p>6.01E+007</text:p>
          </table:table-cell>
          <table:table-cell table:number-columns-repeated="2"/>
          <table:table-cell table:style-name="ce1" table:formula="of:=AVERAGE([.AI24];[.AI25];[.AI26])" office:value-type="float" office:value="60145000" calcext:value-type="float">
            <text:p>6.01E+007</text:p>
          </table:table-cell>
          <table:table-cell/>
          <table:table-cell office:value-type="string" calcext:value-type="string">
            <text:p>graph generatio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0.0420649" calcext:value-type="float">
            <text:p>0.0420649</text:p>
          </table:table-cell>
          <table:table-cell office:value-type="float" office:value="0.401828" calcext:value-type="float">
            <text:p>0.401828</text:p>
          </table:table-cell>
          <table:table-cell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802279" calcext:value-type="float">
            <text:p>0.00802279</text:p>
          </table:table-cell>
          <table:table-cell office:value-type="float" office:value="0.0266311" calcext:value-type="float">
            <text:p>0.0266311</text:p>
          </table:table-cell>
          <table:table-cell office:value-type="float" office:value="0.233926" calcext:value-type="float">
            <text:p>0.233926</text:p>
          </table:table-cell>
          <table:table-cell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546694" calcext:value-type="float">
            <text:p>0.00546694</text:p>
          </table:table-cell>
          <table:table-cell office:value-type="float" office:value="0.0147672" calcext:value-type="float">
            <text:p>0.0147672</text:p>
          </table:table-cell>
          <table:table-cell office:value-type="float" office:value="0.121639" calcext:value-type="float">
            <text:p>0.121639</text:p>
          </table:table-cell>
          <table:table-cell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99" calcext:value-type="float">
            <text:p>0.010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46694" calcext:value-type="float">
            <text:p>0.00546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16112" calcext:value-type="float">
            <text:p>0.004161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0649" calcext:value-type="float">
            <text:p>0.04206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6311" calcext:value-type="float">
            <text:p>0.02663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7672" calcext:value-type="float">
            <text:p>0.0147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8494" calcext:value-type="float">
            <text:p>0.009084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828" calcext:value-type="float">
            <text:p>0.4018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33926" calcext:value-type="float">
            <text:p>0.23392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21639" calcext:value-type="float">
            <text:p>0.1216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4748" calcext:value-type="float">
            <text:p>0.0647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416112" calcext:value-type="float">
            <text:p>0.00416112</text:p>
          </table:table-cell>
          <table:table-cell office:value-type="float" office:value="0.00908494" calcext:value-type="float">
            <text:p>0.00908494</text:p>
          </table:table-cell>
          <table:table-cell office:value-type="float" office:value="0.064748" calcext:value-type="float">
            <text:p>0.064748</text:p>
          </table:table-cell>
          <table:table-cell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8131" calcext:value-type="float">
            <text:p>0.00281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51899" calcext:value-type="float">
            <text:p>0.00451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401" calcext:value-type="float">
            <text:p>0.009804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2511" calcext:value-type="float">
            <text:p>0.01925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95" calcext:value-type="float">
            <text:p>0.017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712" calcext:value-type="float">
            <text:p>0.01597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82759" calcext:value-type="float">
            <text:p>0.07827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49531" calcext:value-type="float">
            <text:p>0.1495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748" calcext:value-type="float">
            <text:p>0.1237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965" calcext:value-type="float">
            <text:p>0.112965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21011" calcext:value-type="float">
            <text:p>0.000921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177" calcext:value-type="float">
            <text:p>0.00093817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75132" calcext:value-type="float">
            <text:p>0.0009751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1911" calcext:value-type="float">
            <text:p>0.008119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8791" calcext:value-type="float">
            <text:p>0.00828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5906" calcext:value-type="float">
            <text:p>0.008259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6001" calcext:value-type="float">
            <text:p>0.00826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53160144.4444445" calcext:value-type="float">
            <text:p>5.32E+007</text:p>
          </table:table-cell>
          <table:table-cell table:style-name="ce1" office:value-type="float" office:value="62022300" calcext:value-type="float">
            <text:p>6.20E+007</text:p>
          </table:table-cell>
          <table:table-cell table:style-name="ce1" office:value-type="float" office:value="60726900" calcext:value-type="float">
            <text:p>6.07E+007</text:p>
          </table:table-cell>
          <table:table-cell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48449" calcext:value-type="float">
            <text:p>0.0003484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9" calcext:value-type="float">
            <text:p>0.00105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357" calcext:value-type="float">
            <text:p>0.001053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43" calcext:value-type="float">
            <text:p>0.0010514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62861" calcext:value-type="float">
            <text:p>0.008628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539" calcext:value-type="float">
            <text:p>0.008715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158" calcext:value-type="float">
            <text:p>0.00871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0955" calcext:value-type="float">
            <text:p>0.008709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65739522.2222222" calcext:value-type="float">
            <text:p>6.57E+007</text:p>
          </table:table-cell>
          <table:table-cell table:style-name="ce1" office:value-type="float" office:value="61875588.8888889" calcext:value-type="float">
            <text:p>6.19E+007</text:p>
          </table:table-cell>
          <table:table-cell table:style-name="ce1" office:value-type="float" office:value="59943900" calcext:value-type="float">
            <text:p>5.99E+007</text:p>
          </table:table-cell>
          <table:table-cell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53456" calcext:value-type="float">
            <text:p>0.000353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0884" calcext:value-type="float">
            <text:p>0.0003008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906" calcext:value-type="float">
            <text:p>0.001059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96" calcext:value-type="float">
            <text:p>0.001055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804" calcext:value-type="float">
            <text:p>0.001098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63302" calcext:value-type="float">
            <text:p>0.0086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235" calcext:value-type="float">
            <text:p>0.00872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944" calcext:value-type="float">
            <text:p>0.008719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694" calcext:value-type="float">
            <text:p>0.00871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55611388.8888889" calcext:value-type="float">
            <text:p>5.56E+007</text:p>
          </table:table-cell>
          <table:table-cell table:style-name="ce1" office:value-type="float" office:value="61312755.5555556" calcext:value-type="float">
            <text:p>6.13E+007</text:p>
          </table:table-cell>
          <table:table-cell table:style-name="ce1" office:value-type="float" office:value="60131333.3333333" calcext:value-type="float">
            <text:p>6.01E+007</text:p>
          </table:table-cell>
          <table:table-cell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7985" calcext:value-type="float">
            <text:p>0.0003579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01" calcext:value-type="float">
            <text:p>0.00106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406" calcext:value-type="float">
            <text:p>0.001064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941" calcext:value-type="float">
            <text:p>0.001059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197" calcext:value-type="float">
            <text:p>0.001101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63886" calcext:value-type="float">
            <text:p>0.008638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80039" calcext:value-type="float">
            <text:p>0.008800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6" calcext:value-type="float">
            <text:p>0.00872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457" calcext:value-type="float">
            <text:p>0.008724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52127488.8888889" calcext:value-type="float">
            <text:p>5.21E+007</text:p>
          </table:table-cell>
          <table:table-cell table:style-name="ce1" office:value-type="float" office:value="59685844.4444445" calcext:value-type="float">
            <text:p>5.97E+007</text:p>
          </table:table-cell>
          <table:table-cell table:style-name="ce1" office:value-type="float" office:value="60145000" calcext:value-type="float">
            <text:p>6.01E+007</text:p>
          </table:table-cell>
          <table:table-cell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93867" calcext:value-type="float">
            <text:p>0.00039386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944" calcext:value-type="float">
            <text:p>0.0003099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6716" calcext:value-type="float">
            <text:p>0.001067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294" calcext:value-type="float">
            <text:p>0.001112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503" calcext:value-type="float">
            <text:p>0.001075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912" calcext:value-type="float">
            <text:p>0.001109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65984" calcext:value-type="float">
            <text:p>0.0086598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0708" calcext:value-type="float">
            <text:p>0.008907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4779" calcext:value-type="float">
            <text:p>0.01147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75998" calcext:value-type="float">
            <text:p>0.0087599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52673" calcext:value-type="float">
            <text:p>0.0003526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74" calcext:value-type="float">
            <text:p>0.000300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93" calcext:value-type="float">
            <text:p>0.000300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7" calcext:value-type="float">
            <text:p>0.001053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196" calcext:value-type="float">
            <text:p>0.00106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4" calcext:value-type="float">
            <text:p>0.00105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16" calcext:value-type="float">
            <text:p>0.0010961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6255" calcext:value-type="float">
            <text:p>0.00862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4859" calcext:value-type="float">
            <text:p>0.008748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6078" calcext:value-type="float">
            <text:p>0.008760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1102" calcext:value-type="float">
            <text:p>0.00871102</text:p>
          </table:table-cell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CPUs 1</text:p>
          </table:table-cell>
          <table:table-cell office:value-type="string" calcext:value-type="string">
            <text:p>CPUs 2</text:p>
          </table:table-cell>
          <table:table-cell office:value-type="string" calcext:value-type="string">
            <text:p>CPUs 4</text:p>
          </table:table-cell>
          <table:table-cell office:value-type="string" calcext:value-type="string">
            <text:p>CPUs 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09395" calcext:value-type="float">
            <text:p>1.0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18124" calcext:value-type="float">
            <text:p>7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9192" calcext:value-type="float">
            <text:p>7.6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77152" calcext:value-type="float">
            <text:p>1.7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8807" calcext:value-type="float">
            <text:p>2.2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9424" calcext:value-type="float">
            <text:p>1.5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6291" calcext:value-type="float">
            <text:p>1.6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647715" calcext:value-type="float">
            <text:p>6.4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804176" calcext:value-type="float">
            <text:p>8.0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51406" calcext:value-type="float">
            <text:p>0.0003514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3635" calcext:value-type="float">
            <text:p>5.84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53160144.4444445" calcext:value-type="float">
            <text:p>5.32E+007</text:p>
          </table:table-cell>
          <table:table-cell table:style-name="ce1" office:value-type="float" office:value="65739522.2222222" calcext:value-type="float">
            <text:p>6.57E+007</text:p>
          </table:table-cell>
          <table:table-cell table:style-name="ce1" office:value-type="float" office:value="55611388.8888889" calcext:value-type="float">
            <text:p>5.56E+007</text:p>
          </table:table-cell>
          <table:table-cell table:style-name="ce1" office:value-type="float" office:value="52127488.8888889" calcext:value-type="float">
            <text:p>5.21E+007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62022300" calcext:value-type="float">
            <text:p>6.20E+007</text:p>
          </table:table-cell>
          <table:table-cell table:style-name="ce1" office:value-type="float" office:value="61875588.8888889" calcext:value-type="float">
            <text:p>6.19E+007</text:p>
          </table:table-cell>
          <table:table-cell table:style-name="ce1" office:value-type="float" office:value="61312755.5555556" calcext:value-type="float">
            <text:p>6.13E+007</text:p>
          </table:table-cell>
          <table:table-cell table:style-name="ce1" office:value-type="float" office:value="59685844.4444445" calcext:value-type="float">
            <text:p>5.97E+007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60726900" calcext:value-type="float">
            <text:p>6.07E+007</text:p>
          </table:table-cell>
          <table:table-cell table:style-name="ce1" office:value-type="float" office:value="59943900" calcext:value-type="float">
            <text:p>5.99E+007</text:p>
          </table:table-cell>
          <table:table-cell table:style-name="ce1" office:value-type="float" office:value="60131333.3333333" calcext:value-type="float">
            <text:p>6.01E+007</text:p>
          </table:table-cell>
          <table:table-cell table:style-name="ce1" office:value-type="float" office:value="60145000" calcext:value-type="float">
            <text:p>6.01E+007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1595200" calcext:value-type="float">
            <text:p>4.1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857900" calcext:value-type="float">
            <text:p>5.2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1410600" calcext:value-type="float">
            <text:p>6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847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961100" calcext:value-type="float">
            <text:p>6.1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087200" calcext:value-type="float">
            <text:p>5.9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542100" calcext:value-type="float">
            <text:p>6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616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677600" calcext:value-type="float">
            <text:p>4.5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850100" calcext:value-type="float">
            <text:p>5.99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5764400" calcext:value-type="float">
            <text:p>4.58E+007</text:p>
          </table:table-cell>
          <table:table-cell table:style-name="ce1" table:formula="of:=AVERAGE([.B24];[.B25];[.B26])" office:value-type="float" office:value="46377433.3333333" calcext:value-type="float">
            <text:p>4.6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24];[.E25];[.E26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064000" calcext:value-type="float">
            <text:p>5.41E+007</text:p>
          </table:table-cell>
          <table:table-cell table:style-name="ce1" table:formula="of:=AVERAGE([.H24];[.H25];[.H26])" office:value-type="float" office:value="544224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894300" calcext:value-type="float">
            <text:p>5.39E+007</text:p>
          </table:table-cell>
          <table:table-cell table:style-name="ce1" table:formula="of:=AVERAGE([.K24];[.K25];[.K26])" office:value-type="float" office:value="543802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24900" calcext:value-type="float">
            <text:p>6.18E+007</text:p>
          </table:table-cell>
          <table:table-cell table:style-name="ce1" table:formula="of:=AVERAGE([.N24];[.N25];[.N26])" office:value-type="float" office:value="620815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89400" calcext:value-type="float">
            <text:p>6.16E+007</text:p>
          </table:table-cell>
          <table:table-cell table:style-name="ce1" table:formula="of:=AVERAGE([.Q24];[.Q25];[.Q26])" office:value-type="float" office:value="61890900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59700" calcext:value-type="float">
            <text:p>6.19E+007</text:p>
          </table:table-cell>
          <table:table-cell table:style-name="ce1" table:formula="of:=AVERAGE([.T24];[.T25];[.T26])" office:value-type="float" office:value="620838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70700" calcext:value-type="float">
            <text:p>5.95E+007</text:p>
          </table:table-cell>
          <table:table-cell table:style-name="ce1" table:formula="of:=AVERAGE([.W24];[.W25];[.W26])" office:value-type="float" office:value="59688633.3333333" calcext:value-type="float">
            <text:p>5.9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0689200" calcext:value-type="float">
            <text:p>6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575200" calcext:value-type="float">
            <text:p>5.9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83100" calcext:value-type="float">
            <text:p>6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92900" calcext:value-type="float">
            <text:p>6.01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6350900" calcext:value-type="float">
            <text:p>4.6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495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1184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8806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623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83800" calcext:value-type="float">
            <text:p>5.9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730200" calcext:value-type="float">
            <text:p>6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00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28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500" calcext:value-type="float">
            <text:p>6.01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7017000" calcext:value-type="float">
            <text:p>4.7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014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2027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296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761300" calcext:value-type="float">
            <text:p>6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562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26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96600" calcext:value-type="float">
            <text:p>6.02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55730200" calcext:value-type="float">
            <text:p>5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5846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155500" calcext:value-type="float">
            <text:p>7.1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535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206300" calcext:value-type="float">
            <text:p>6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4574200" calcext:value-type="float">
            <text:p>6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259000" calcext:value-type="float">
            <text:p>6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80000" calcext:value-type="float">
            <text:p>6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72700" calcext:value-type="float">
            <text:p>6.35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6453800" calcext:value-type="float">
            <text:p>4.6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420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386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790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7111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811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858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783200" calcext:value-type="float">
            <text:p>6.0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927900" calcext:value-type="float">
            <text:p>5.9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8446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186400" calcext:value-type="float">
            <text:p>6.02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81541" calcext:value-type="float">
            <text:p>18154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285" calcext:value-type="float">
            <text:p>1642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5946" calcext:value-type="float">
            <text:p>1759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1671" calcext:value-type="float">
            <text:p>1316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514" calcext:value-type="float">
            <text:p>16751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503" calcext:value-type="float">
            <text:p>11850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944" calcext:value-type="float">
            <text:p>11194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7506" calcext:value-type="float">
            <text:p>575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9402" calcext:value-type="float">
            <text:p>6940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02428" calcext:value-type="float">
            <text:p>3024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0804.3" calcext:value-type="float">
            <text:p>5080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00059" calcext:value-type="float">
            <text:p>0.08000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029" calcext:value-type="float">
            <text:p>0.107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05" calcext:value-type="float">
            <text:p>0.1089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6872" calcext:value-type="float">
            <text:p>0.28687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94731" calcext:value-type="float">
            <text:p>0.39473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3365" calcext:value-type="float">
            <text:p>0.4033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9878" calcext:value-type="float">
            <text:p>0.40987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.33735" calcext:value-type="float">
            <text:p>2.3373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17234" calcext:value-type="float">
            <text:p>3.172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23485" calcext:value-type="float">
            <text:p>3.2348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31684" calcext:value-type="float">
            <text:p>3.31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112" calcext:value-type="float">
            <text:p>0.1151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38" calcext:value-type="float">
            <text:p>0.14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99" calcext:value-type="float">
            <text:p>0.14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29572" calcext:value-type="float">
            <text:p>0.42957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6231" calcext:value-type="float">
            <text:p>0.54623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53076" calcext:value-type="float">
            <text:p>0.55307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7389" calcext:value-type="float">
            <text:p>0.5673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.62522" calcext:value-type="float">
            <text:p>3.625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19255" calcext:value-type="float">
            <text:p>4.192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5592" calcext:value-type="float">
            <text:p>4.3559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0688" calcext:value-type="float">
            <text:p>4.30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8332" calcext:value-type="float">
            <text:p>0.1683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12" calcext:value-type="float">
            <text:p>0.198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098" calcext:value-type="float">
            <text:p>0.20709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142" calcext:value-type="float">
            <text:p>0.6614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84018" calcext:value-type="float">
            <text:p>0.78401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7443" calcext:value-type="float">
            <text:p>0.75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7989" calcext:value-type="float">
            <text:p>0.7779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4.94966" calcext:value-type="float">
            <text:p>4.9496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88635" calcext:value-type="float">
            <text:p>5.8863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449" calcext:value-type="float">
            <text:p>5.744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7104" calcext:value-type="float">
            <text:p>5.77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955" calcext:value-type="float">
            <text:p>0.2359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946" calcext:value-type="float">
            <text:p>0.2794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524" calcext:value-type="float">
            <text:p>0.2785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274" calcext:value-type="float">
            <text:p>1.032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9906" calcext:value-type="float">
            <text:p>1.099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3128" calcext:value-type="float">
            <text:p>1.1312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6547" calcext:value-type="float">
            <text:p>1.0654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6.97087" calcext:value-type="float">
            <text:p>6.970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78661" calcext:value-type="float">
            <text:p>7.7866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44915" calcext:value-type="float">
            <text:p>7.449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67595" calcext:value-type="float">
            <text:p>7.67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7255" calcext:value-type="float">
            <text:p>0.32725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762" calcext:value-type="float">
            <text:p>0.3627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672" calcext:value-type="float">
            <text:p>0.3626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40552" calcext:value-type="float">
            <text:p>1.405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0194" calcext:value-type="float">
            <text:p>1.501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1527" calcext:value-type="float">
            <text:p>1.515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46329" calcext:value-type="float">
            <text:p>9.4632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7296" calcext:value-type="float">
            <text:p>9.5729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4546" calcext:value-type="float">
            <text:p>9.5454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67836" calcext:value-type="float">
            <text:p>9.67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841" calcext:value-type="float">
            <text:p>0.17884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873" calcext:value-type="float">
            <text:p>0.2128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639" calcext:value-type="float">
            <text:p>0.2166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7189" calcext:value-type="float">
            <text:p>0.73718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9696" calcext:value-type="float">
            <text:p>0.83969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41194" calcext:value-type="float">
            <text:p>0.8411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2071" calcext:value-type="float">
            <text:p>0.83207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35534" calcext:value-type="float">
            <text:p>5.3553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3142" calcext:value-type="float">
            <text:p>6.0314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94195" calcext:value-type="float">
            <text:p>5.9419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4244" calcext:value-type="float">
            <text:p>6.04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3182" calcext:value-type="float">
            <text:p>0.07131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5965" calcext:value-type="float">
            <text:p>0.076596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5293" calcext:value-type="float">
            <text:p>0.07529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791" calcext:value-type="float">
            <text:p>0.3479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716" calcext:value-type="float">
            <text:p>0.33071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272" calcext:value-type="float">
            <text:p>0.33027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96588" calcext:value-type="float">
            <text:p>0.29658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8812" calcext:value-type="float">
            <text:p>2.0881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0526" calcext:value-type="float">
            <text:p>2.0052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86922" calcext:value-type="float">
            <text:p>1.869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1972" calcext:value-type="float">
            <text:p>1.91972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8039" calcext:value-type="float">
            <text:p>0.01080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30005" calcext:value-type="float">
            <text:p>0.005300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398493" calcext:value-type="float">
            <text:p>0.00398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233" calcext:value-type="float">
            <text:p>0.042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81" calcext:value-type="float">
            <text:p>0.0149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87489" calcext:value-type="float">
            <text:p>0.008874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897" calcext:value-type="float">
            <text:p>0.00257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591" calcext:value-type="float">
            <text:p>0.004885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0579" calcext:value-type="float">
            <text:p>0.010057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297" calcext:value-type="float">
            <text:p>0.0172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9" calcext:value-type="float">
            <text:p>0.0159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65121" calcext:value-type="float">
            <text:p>0.0002651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581" calcext:value-type="float">
            <text:p>0.000245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7026" calcext:value-type="float">
            <text:p>0.0009670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59873" calcext:value-type="float">
            <text:p>0.00095987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2019" calcext:value-type="float">
            <text:p>0.0009620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64406" calcext:value-type="float">
            <text:p>0.00026440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696" calcext:value-type="float">
            <text:p>0.001096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46899" calcext:value-type="float">
            <text:p>0.0003468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6446" calcext:value-type="float">
            <text:p>0.0002764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994" calcext:value-type="float">
            <text:p>0.0010999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08" calcext:value-type="float">
            <text:p>0.001097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3098" calcext:value-type="float">
            <text:p>0.0003530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1957" calcext:value-type="float">
            <text:p>0.0003019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5057" calcext:value-type="float">
            <text:p>0.0003050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412" calcext:value-type="float">
            <text:p>0.00110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92" calcext:value-type="float">
            <text:p>0.001102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83139" calcext:value-type="float">
            <text:p>0.0003831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229" calcext:value-type="float">
            <text:p>0.0003092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483" calcext:value-type="float">
            <text:p>0.0011048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389" calcext:value-type="float">
            <text:p>0.001113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43993" calcext:value-type="float">
            <text:p>0.0003439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81997" calcext:value-type="float">
            <text:p>0.0002819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643" calcext:value-type="float">
            <text:p>0.000302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" calcext:value-type="float">
            <text:p>0.00105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834" calcext:value-type="float">
            <text:p>0.001098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33" calcext:value-type="float">
            <text:p>0.001096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69539" calcext:value-type="float">
            <text:p>1.7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97322" calcext:value-type="float">
            <text:p>1.9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97092" calcext:value-type="float">
            <text:p>7.97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6382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4236" calcext:value-type="float">
            <text:p>1.8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0054" calcext:value-type="float">
            <text:p>1.80E-0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27600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980200" calcext:value-type="float">
            <text:p>5.3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334600" calcext:value-type="float">
            <text:p>5.2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16700" calcext:value-type="float">
            <text:p>5.9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34300" calcext:value-type="float">
            <text:p>5.8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6397900" calcext:value-type="float">
            <text:p>4.64E+007</text:p>
          </table:table-cell>
          <table:table-cell table:style-name="ce1" table:formula="of:=AVERAGE([.B59];[.B60];[.B61])" office:value-type="float" office:value="47384200" calcext:value-type="float">
            <text:p>4.7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59];[.E60];[.E61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256000" calcext:value-type="float">
            <text:p>5.43E+007</text:p>
          </table:table-cell>
          <table:table-cell table:style-name="ce1" table:formula="of:=AVERAGE([.H59];[.H60];[.H61])" office:value-type="float" office:value="58493466.6666667" calcext:value-type="float">
            <text:p>5.85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704800" calcext:value-type="float">
            <text:p>5.37E+007</text:p>
          </table:table-cell>
          <table:table-cell table:style-name="ce1" table:formula="of:=AVERAGE([.K59];[.K60];[.K61])" office:value-type="float" office:value="54058400" calcext:value-type="float">
            <text:p>5.4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59];[.N60];[.N61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59];[.Q60];[.Q61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355200" calcext:value-type="float">
            <text:p>5.94E+007</text:p>
          </table:table-cell>
          <table:table-cell table:style-name="ce1" table:formula="of:=AVERAGE([.T59];[.T60];[.T61])" office:value-type="float" office:value="59559233.3333333" calcext:value-type="float">
            <text:p>5.96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19300" calcext:value-type="float">
            <text:p>5.94E+007</text:p>
          </table:table-cell>
          <table:table-cell table:style-name="ce1" table:formula="of:=AVERAGE([.W59];[.W60];[.W61])" office:value-type="float" office:value="59688800" calcext:value-type="float">
            <text:p>5.97E+007</text:p>
          </table:table-cell>
          <table:table-cell table:number-columns-repeated="2"/>
          <table:table-cell table:style-name="ce1" table:formula="of:=AVERAGE([.Z59];[.Z60];[.Z61])" office:value-type="string" office:string-value="" calcext:value-type="error">
            <text:p>#DEL/0!</text:p>
          </table:table-cell>
          <table:table-cell table:number-columns-repeated="2"/>
          <table:table-cell table:style-name="ce1" table:formula="of:=AVERAGE([.AC59];[.AC60];[.AC61])" office:value-type="string" office:string-value="" calcext:value-type="error">
            <text:p>#DEL/0!</text:p>
          </table:table-cell>
          <table:table-cell table:number-columns-repeated="2"/>
          <table:table-cell table:style-name="ce1" table:formula="of:=AVERAGE([.AF59];[.AF60];[.AF61])" office:value-type="string" office:string-value="" calcext:value-type="error">
            <text:p>#DEL/0!</text:p>
          </table:table-cell>
          <table:table-cell table:number-columns-repeated="2"/>
          <table:table-cell table:style-name="ce1" table:formula="of:=AVERAGE([.AI59];[.AI60];[.AI61])" office:value-type="string" office:string-value="" calcext:value-type="error">
            <text:p>#DEL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7227000" calcext:value-type="float">
            <text:p>4.7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262900" calcext:value-type="float">
            <text:p>5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064000" calcext:value-type="float">
            <text:p>5.4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580300" calcext:value-type="float">
            <text:p>5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735700" calcext:value-type="float">
            <text:p>5.97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8527700" calcext:value-type="float">
            <text:p>4.8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961500" calcext:value-type="float">
            <text:p>6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742200" calcext:value-type="float">
            <text:p>5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794300" calcext:value-type="float">
            <text:p>6.1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6492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769700" calcext:value-type="float">
            <text:p>6.7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74600" calcext:value-type="float">
            <text:p>6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122400" calcext:value-type="float">
            <text:p>6.81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7625900" calcext:value-type="float">
            <text:p>4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096400" calcext:value-type="float">
            <text:p>5.8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1332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303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667200" calcext:value-type="float">
            <text:p>5.9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76500" calcext:value-type="float">
            <text:p>5.9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95729" calcext:value-type="float">
            <text:p>29572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12165" calcext:value-type="float">
            <text:p>5121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9627" calcext:value-type="float">
            <text:p>17962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0884" calcext:value-type="float">
            <text:p>10088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6096" calcext:value-type="float">
            <text:p>1260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686" calcext:value-type="float">
            <text:p>1236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279" calcext:value-type="float">
            <text:p>0.07992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392" calcext:value-type="float">
            <text:p>0.1073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1646" calcext:value-type="float">
            <text:p>0.11164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79" calcext:value-type="float">
            <text:p>0.2856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71" calcext:value-type="float">
            <text:p>0.3899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13926" calcext:value-type="float">
            <text:p>0.4139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4889" calcext:value-type="float">
            <text:p>0.1148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914" calcext:value-type="float">
            <text:p>0.14591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44" calcext:value-type="float">
            <text:p>0.1474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191" calcext:value-type="float">
            <text:p>0.43019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721" calcext:value-type="float">
            <text:p>0.547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8424" calcext:value-type="float">
            <text:p>0.5484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727" calcext:value-type="float">
            <text:p>0.167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2837" calcext:value-type="float">
            <text:p>0.20283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1057" calcext:value-type="float">
            <text:p>0.210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026" calcext:value-type="float">
            <text:p>0.6602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5192" calcext:value-type="float">
            <text:p>0.77519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2101" calcext:value-type="float">
            <text:p>0.752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543" calcext:value-type="float">
            <text:p>0.23554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6901" calcext:value-type="float">
            <text:p>0.2690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175" calcext:value-type="float">
            <text:p>0.2781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973" calcext:value-type="float">
            <text:p>1.029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8009" calcext:value-type="float">
            <text:p>1.080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4058" calcext:value-type="float">
            <text:p>1.040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633" calcext:value-type="float">
            <text:p>0.3296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0131" calcext:value-type="float">
            <text:p>0.3601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2102" calcext:value-type="float">
            <text:p>0.3721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14" calcext:value-type="float">
            <text:p>1.399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014" calcext:value-type="float">
            <text:p>1.520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7027" calcext:value-type="float">
            <text:p>1.270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9131" calcext:value-type="float">
            <text:p>0.17913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535" calcext:value-type="float">
            <text:p>0.21253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0973" calcext:value-type="float">
            <text:p>0.2209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539" calcext:value-type="float">
            <text:p>0.7355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27021" calcext:value-type="float">
            <text:p>0.8270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88435" calcext:value-type="float">
            <text:p>0.7884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20635" calcext:value-type="float">
            <text:p>0.07206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34314" calcext:value-type="float">
            <text:p>0.073431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91839" calcext:value-type="float">
            <text:p>0.079183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13" calcext:value-type="float">
            <text:p>0.3459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1803" calcext:value-type="float">
            <text:p>0.3180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63335" calcext:value-type="float">
            <text:p>0.263335</text:p>
          </table:table-cell>
          <table:table-cell table:number-columns-repeated="19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32" calcext:value-type="float">
            <text:p>0.010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767398" calcext:value-type="float">
            <text:p>0.00767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59092" calcext:value-type="float">
            <text:p>0.00559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54092" calcext:value-type="float">
            <text:p>0.0045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1904" calcext:value-type="float">
            <text:p>0.0419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5" calcext:value-type="float">
            <text:p>0.01495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3797" calcext:value-type="float">
            <text:p>0.009037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993" calcext:value-type="float">
            <text:p>0.002579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92494" calcext:value-type="float">
            <text:p>0.0059249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4698" calcext:value-type="float">
            <text:p>0.004446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02" calcext:value-type="float">
            <text:p>0.00980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75" calcext:value-type="float">
            <text:p>0.0171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21" calcext:value-type="float">
            <text:p>0.01594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31028" calcext:value-type="float">
            <text:p>0.00023102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9147" calcext:value-type="float">
            <text:p>0.0002491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88963" calcext:value-type="float">
            <text:p>0.00028896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18865" calcext:value-type="float">
            <text:p>0.0009188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0827" calcext:value-type="float">
            <text:p>0.0009608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4702" calcext:value-type="float">
            <text:p>0.001047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248909" calcext:value-type="float">
            <text:p>0.0002489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42369" calcext:value-type="float">
            <text:p>0.00034236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25" calcext:value-type="float">
            <text:p>0.00105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92" calcext:value-type="float">
            <text:p>0.001097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252008" calcext:value-type="float">
            <text:p>0.0002520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2962" calcext:value-type="float">
            <text:p>0.0002529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47018" calcext:value-type="float">
            <text:p>0.0003470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57" calcext:value-type="float">
            <text:p>0.001102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263929" calcext:value-type="float">
            <text:p>0.0002639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1136" calcext:value-type="float">
            <text:p>0.000311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56913" calcext:value-type="float">
            <text:p>0.0003569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6396" calcext:value-type="float">
            <text:p>0.001163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98" calcext:value-type="float">
            <text:p>0.0010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03" calcext:value-type="float">
            <text:p>0.001111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249531" calcext:value-type="float">
            <text:p>0.00024953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3081" calcext:value-type="float">
            <text:p>0.0002530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982" calcext:value-type="float">
            <text:p>0.0003029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41494" calcext:value-type="float">
            <text:p>0.0003414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13" calcext:value-type="float">
            <text:p>0.0010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" calcext:value-type="float">
            <text:p>0.0010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499418" calcext:value-type="float">
            <text:p>4.9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4988" calcext:value-type="float">
            <text:p>1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821" calcext:value-type="float">
            <text:p>7.6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91809" calcext:value-type="float">
            <text:p>9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5207" calcext:value-type="float">
            <text:p>2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841" calcext:value-type="float">
            <text:p>1.5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2674" calcext:value-type="float">
            <text:p>1.83E-0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62073400" calcext:value-type="float">
            <text:p>6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017600" calcext:value-type="float">
            <text:p>5.2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655400" calcext:value-type="float">
            <text:p>5.2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902000" calcext:value-type="float">
            <text:p>4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6303500" calcext:value-type="float">
            <text:p>5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691900" calcext:value-type="float">
            <text:p>6.0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85800" calcext:value-type="float">
            <text:p>5.90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5009700" calcext:value-type="float">
            <text:p>6.50E+007</text:p>
          </table:table-cell>
          <table:table-cell table:style-name="ce1" table:formula="of:=AVERAGE([.B94];[.B95];[.B96])" office:value-type="float" office:value="65718800" calcext:value-type="float">
            <text:p>6.5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4764600" calcext:value-type="float">
            <text:p>6.48E+007</text:p>
          </table:table-cell>
          <table:table-cell table:style-name="ce1" table:formula="of:=AVERAGE([.E94];[.E95];[.E96])" office:value-type="float" office:value="65447500" calcext:value-type="float">
            <text:p>6.5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454100" calcext:value-type="float">
            <text:p>5.35E+007</text:p>
          </table:table-cell>
          <table:table-cell table:style-name="ce1" table:formula="of:=AVERAGE([.H94];[.H95];[.H96])" office:value-type="float" office:value="53918266.6666667" calcext:value-type="float">
            <text:p>5.3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7210800" calcext:value-type="float">
            <text:p>4.72E+007</text:p>
          </table:table-cell>
          <table:table-cell table:style-name="ce1" table:formula="of:=AVERAGE([.K94];[.K95];[.K96])" office:value-type="float" office:value="47943833.3333333" calcext:value-type="float">
            <text:p>4.7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94];[.N95];[.N96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94];[.Q95];[.Q96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027200" calcext:value-type="float">
            <text:p>6.20E+007</text:p>
          </table:table-cell>
          <table:table-cell table:style-name="ce1" table:formula="of:=AVERAGE([.T94];[.T95];[.T96])" office:value-type="float" office:value="62295166.6666667" calcext:value-type="float">
            <text:p>6.23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38600" calcext:value-type="float">
            <text:p>5.94E+007</text:p>
          </table:table-cell>
          <table:table-cell table:style-name="ce1" table:formula="of:=AVERAGE([.W94];[.W95];[.W96])" office:value-type="float" office:value="59680100" calcext:value-type="float">
            <text:p>5.97E+007</text:p>
          </table:table-cell>
          <table:table-cell table:number-columns-repeated="2"/>
          <table:table-cell table:style-name="ce1" table:formula="of:=AVERAGE([.Z94];[.Z95];[.Z96])" office:value-type="string" office:string-value="" calcext:value-type="error">
            <text:p>#DEL/0!</text:p>
          </table:table-cell>
          <table:table-cell table:number-columns-repeated="2"/>
          <table:table-cell table:style-name="ce1" table:formula="of:=AVERAGE([.AC94];[.AC95];[.AC96])" office:value-type="string" office:string-value="" calcext:value-type="error">
            <text:p>#DEL/0!</text:p>
          </table:table-cell>
          <table:table-cell table:number-columns-repeated="2"/>
          <table:table-cell table:style-name="ce1" table:formula="of:=AVERAGE([.AF94];[.AF95];[.AF96])" office:value-type="string" office:string-value="" calcext:value-type="error">
            <text:p>#DEL/0!</text:p>
          </table:table-cell>
          <table:table-cell table:number-columns-repeated="2"/>
          <table:table-cell table:style-name="ce1" table:formula="of:=AVERAGE([.AI94];[.AI95];[.AI96])" office:value-type="string" office:string-value="" calcext:value-type="error">
            <text:p>#DEL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65819200" calcext:value-type="float">
            <text:p>6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3894300" calcext:value-type="float">
            <text:p>5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7851900" calcext:value-type="float">
            <text:p>4.7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266100" calcext:value-type="float">
            <text:p>6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90300" calcext:value-type="float">
            <text:p>5.97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768800" calcext:value-type="float">
            <text:p>4.8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592200" calcext:value-type="float">
            <text:p>6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0913600" calcext:value-type="float">
            <text:p>7.0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756300" calcext:value-type="float">
            <text:p>6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95800" calcext:value-type="float">
            <text:p>5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321700" calcext:value-type="float">
            <text:p>7.1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06900" calcext:value-type="float">
            <text:p>6.82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65655100" calcext:value-type="float">
            <text:p>6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4734100" calcext:value-type="float">
            <text:p>6.4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0726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7974500" calcext:value-type="float">
            <text:p>4.8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275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336900" calcext:value-type="float">
            <text:p>6.2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95000" calcext:value-type="float">
            <text:p>5.9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65553" calcext:value-type="float">
            <text:p>1655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02783" calcext:value-type="float">
            <text:p>40278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2731" calcext:value-type="float">
            <text:p>17273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2496" calcext:value-type="float">
            <text:p>16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6574" calcext:value-type="float">
            <text:p>16657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339" calcext:value-type="float">
            <text:p>11833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5563" calcext:value-type="float">
            <text:p>1255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041" calcext:value-type="float">
            <text:p>0.079904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479" calcext:value-type="float">
            <text:p>0.1074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15" calcext:value-type="float">
            <text:p>0.10891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9347" calcext:value-type="float">
            <text:p>0.10934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49" calcext:value-type="float">
            <text:p>0.2856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63" calcext:value-type="float">
            <text:p>0.3899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5267" calcext:value-type="float">
            <text:p>0.4052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055" calcext:value-type="float">
            <text:p>0.1150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4356" calcext:value-type="float">
            <text:p>0.14435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54" calcext:value-type="float">
            <text:p>0.1455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233" calcext:value-type="float">
            <text:p>0.14523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288" calcext:value-type="float">
            <text:p>0.43028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8799" calcext:value-type="float">
            <text:p>0.568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9821" calcext:value-type="float">
            <text:p>0.5498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6432" calcext:value-type="float">
            <text:p>0.1664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227" calcext:value-type="float">
            <text:p>0.2072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414" calcext:value-type="float">
            <text:p>0.20741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594" calcext:value-type="float">
            <text:p>0.19859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59305" calcext:value-type="float">
            <text:p>0.65930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4104" calcext:value-type="float">
            <text:p>0.77410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9197" calcext:value-type="float">
            <text:p>0.791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6109" calcext:value-type="float">
            <text:p>0.2361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266" calcext:value-type="float">
            <text:p>0.2762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92381" calcext:value-type="float">
            <text:p>0.2923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559" calcext:value-type="float">
            <text:p>0.27655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006" calcext:value-type="float">
            <text:p>1.030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574" calcext:value-type="float">
            <text:p>1.025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697" calcext:value-type="float">
            <text:p>1.16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012" calcext:value-type="float">
            <text:p>0.32901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4227" calcext:value-type="float">
            <text:p>0.36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84331" calcext:value-type="float">
            <text:p>0.3843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9032" calcext:value-type="float">
            <text:p>0.37903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9" calcext:value-type="float">
            <text:p>1.39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8963" calcext:value-type="float">
            <text:p>1.3896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556" calcext:value-type="float">
            <text:p>1.525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591" calcext:value-type="float">
            <text:p>0.17859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4658" calcext:value-type="float">
            <text:p>0.2146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3058" calcext:value-type="float">
            <text:p>0.2230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001" calcext:value-type="float">
            <text:p>0.2160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626" calcext:value-type="float">
            <text:p>0.73562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11207" calcext:value-type="float">
            <text:p>0.8112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68066" calcext:value-type="float">
            <text:p>0.8680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5408" calcext:value-type="float">
            <text:p>0.071540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75027" calcext:value-type="float">
            <text:p>0.07750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40247" calcext:value-type="float">
            <text:p>0.084024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88698" calcext:value-type="float">
            <text:p>0.078869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63" calcext:value-type="float">
            <text:p>0.34596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84482" calcext:value-type="float">
            <text:p>0.2844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0441" calcext:value-type="float">
            <text:p>0.34044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6:04:49.1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14:36.315763926</meta:creation-date>
    <dc:date>2015-07-08T16:11:28.243000000</dc:date>
    <meta:editing-duration>PT6H47M38S</meta:editing-duration>
    <meta:editing-cycles>8</meta:editing-cycles>
    <meta:generator>LibreOffice/4.3.5.2$Windows_x86 LibreOffice_project/3a87456aaa6a95c63eea1c1b3201acedf0751bd5</meta:generator>
    <meta:document-statistic meta:table-count="1" meta:cell-count="20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6.235cm" svg:y="0.316cm" chart:style-name="ch2">
          <text:p>Graph generation</text:p>
        </chart:title>
        <chart:legend chart:legend-position="end" svg:x="13.304cm" svg:y="3.706cm" style:legend-expansion="high" chart:style-name="ch3"/>
        <chart:plot-area chart:style-name="ch4" table:cell-range-address="Sheet1.AL3:Sheet1.AO6 Sheet1.AM2:Sheet1.AO2" chart:data-source-has-labels="row" svg:x="1.33cm" svg:y="1.275cm" svg:width="11.655cm" svg:height="6.57cm">
          <chartooo:coordinate-region svg:x="2.242cm" svg:y="1.474cm" svg:width="10.649cm" svg:height="5.724cm"/>
          <chart:axis chart:dimension="x" chart:name="primary-x" chart:style-name="ch5">
            <chart:title svg:x="5.856cm" svg:y="8.025cm" chart:style-name="ch6">
              <text:p>Number of CPUs</text:p>
            </chart:title>
          </chart:axis>
          <chart:axis chart:dimension="y" chart:name="primary-y" chart:style-name="ch5">
            <chart:title svg:x="0.451cm" svg:y="4.988cm" chart:style-name="ch7">
              <text:p>Time</text:p>
            </chart:title>
            <chart:grid chart:style-name="ch8" chart:class="major"/>
          </chart:axis>
          <chart:series chart:style-name="ch9" chart:values-cell-range-address="Sheet1.AM3:Sheet1.AM6" chart:label-cell-address="Sheet1.AM2:Sheet1.AM2" chart:class="chart:scatter">
            <chart:domain table:cell-range-address="Sheet1.AL3:Sheet1.AL6"/>
            <chart:data-point chart:repeated="4"/>
          </chart:series>
          <chart:series chart:style-name="ch10" chart:values-cell-range-address="Sheet1.AN3:Sheet1.AN6" chart:label-cell-address="Sheet1.AN2:Sheet1.AN2" chart:class="chart:scatter">
            <chart:data-point chart:repeated="4"/>
          </chart:series>
          <chart:series chart:style-name="ch11" chart:values-cell-range-address="Sheet1.AO3:Sheet1.AO6" chart:label-cell-address="Sheet1.AO2:Sheet1.AO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L</text:p>
              </table:table-cell>
              <table:table-cell office:value-type="string">
                <text:p>Scale 10</text:p>
                <draw:g>
                  <svg:desc>Sheet1.AM2:Sheet1.AM2</svg:desc>
                </draw:g>
              </table:table-cell>
              <table:table-cell office:value-type="string">
                <text:p>Scale 12</text:p>
                <draw:g>
                  <svg:desc>Sheet1.AN2:Sheet1.AN2</svg:desc>
                </draw:g>
              </table:table-cell>
              <table:table-cell office:value-type="string">
                <text:p>Scale 15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3:Sheet1.AL6</svg:desc>
                </draw:g>
              </table:table-cell>
              <table:table-cell office:value-type="float" office:value="0.010999">
                <text:p>0.010999</text:p>
                <draw:g>
                  <svg:desc>Sheet1.AM3:Sheet1.AM6</svg:desc>
                </draw:g>
              </table:table-cell>
              <table:table-cell office:value-type="float" office:value="0.0420649">
                <text:p>0.0420649</text:p>
                <draw:g>
                  <svg:desc>Sheet1.AN3:Sheet1.AN6</svg:desc>
                </draw:g>
              </table:table-cell>
              <table:table-cell office:value-type="float" office:value="0.401828">
                <text:p>0.401828</text:p>
                <draw:g>
                  <svg:desc>Sheet1.AO3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02279">
                <text:p>0.00802279</text:p>
              </table:table-cell>
              <table:table-cell office:value-type="float" office:value="0.0266311">
                <text:p>0.0266311</text:p>
              </table:table-cell>
              <table:table-cell office:value-type="float" office:value="0.233926">
                <text:p>0.23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546694">
                <text:p>0.00546694</text:p>
              </table:table-cell>
              <table:table-cell office:value-type="float" office:value="0.0147672">
                <text:p>0.0147672</text:p>
              </table:table-cell>
              <table:table-cell office:value-type="float" office:value="0.121639">
                <text:p>0.121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16112">
                <text:p>0.00416112</text:p>
              </table:table-cell>
              <table:table-cell office:value-type="float" office:value="0.00908494">
                <text:p>0.00908494</text:p>
              </table:table-cell>
              <table:table-cell office:value-type="float" office:value="0.064748">
                <text:p>0.064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6cm" chart:style-name="ch2">
          <text:p>CPUs vs TEPS OpenMP</text:p>
        </chart:title>
        <chart:legend chart:legend-position="end" svg:x="13.307cm" svg:y="3.703cm" style:legend-expansion="high" chart:style-name="ch3"/>
        <chart:plot-area chart:style-name="ch4" table:cell-range-address="Sheet1.AL8:Sheet1.AO12" chart:data-source-has-labels="row" svg:x="1.331cm" svg:y="1.275cm" svg:width="11.656cm" svg:height="6.564cm">
          <chartooo:coordinate-region svg:x="3.249cm" svg:y="1.474cm" svg:width="9.644cm" svg:height="5.718cm"/>
          <chart:axis chart:dimension="x" chart:name="primary-x" chart:style-name="ch5">
            <chart:title svg:x="5.858cm" svg:y="8.019cm" chart:style-name="ch6">
              <text:p>Number of CPUs</text:p>
            </chart:title>
          </chart:axis>
          <chart:axis chart:dimension="y" chart:name="primary-y" chart:style-name="ch7">
            <chart:title svg:x="0.451cm" svg:y="5.461cm" chart:style-name="ch8">
              <text:p>Mean TEPS</text:p>
            </chart:title>
          </chart:axis>
          <chart:series chart:style-name="ch9" chart:values-cell-range-address="Sheet1.AM9:Sheet1.AM12" chart:label-cell-address="Sheet1.AM8:Sheet1.AM8" chart:class="chart:scatter">
            <chart:domain table:cell-range-address="Sheet1.AL9:Sheet1.AL12"/>
            <chart:data-point chart:repeated="4"/>
          </chart:series>
          <chart:series chart:style-name="ch10" chart:values-cell-range-address="Sheet1.AN9:Sheet1.AN12" chart:label-cell-address="Sheet1.AN8:Sheet1.AN8" chart:class="chart:scatter">
            <chart:data-point chart:repeated="4"/>
          </chart:series>
          <chart:series chart:style-name="ch11" chart:values-cell-range-address="Sheet1.AO9:Sheet1.AO12" chart:label-cell-address="Sheet1.AO8:Sheet1.AO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L</text:p>
              </table:table-cell>
              <table:table-cell office:value-type="string">
                <text:p>Scale 10</text:p>
                <draw:g>
                  <svg:desc>Sheet1.AM8:Sheet1.AM8</svg:desc>
                </draw:g>
              </table:table-cell>
              <table:table-cell office:value-type="string">
                <text:p>Scale 12</text:p>
                <draw:g>
                  <svg:desc>Sheet1.AN8:Sheet1.AN8</svg:desc>
                </draw:g>
              </table:table-cell>
              <table:table-cell office:value-type="string">
                <text:p>Scale 15</text:p>
                <draw:g>
                  <svg:desc>Sheet1.AO8:Sheet1.A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9:Sheet1.AL12</svg:desc>
                </draw:g>
              </table:table-cell>
              <table:table-cell office:value-type="float" office:value="53160144.4444445">
                <text:p>53160144.4444445</text:p>
                <draw:g>
                  <svg:desc>Sheet1.AM9:Sheet1.AM12</svg:desc>
                </draw:g>
              </table:table-cell>
              <table:table-cell office:value-type="float" office:value="62022300">
                <text:p>62022300</text:p>
                <draw:g>
                  <svg:desc>Sheet1.AN9:Sheet1.AN12</svg:desc>
                </draw:g>
              </table:table-cell>
              <table:table-cell office:value-type="float" office:value="60726900">
                <text:p>60726900</text:p>
                <draw:g>
                  <svg:desc>Sheet1.AO9:Sheet1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739522.2222222">
                <text:p>65739522.2222222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59943900">
                <text:p>5994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5611388.8888889">
                <text:p>556113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60131333.3333333">
                <text:p>6013133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2127488.8888889">
                <text:p>52127488.8888889</text:p>
              </table:table-cell>
              <table:table-cell office:value-type="float" office:value="59685844.4444445">
                <text:p>59685844.4444445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5.587cm" svg:y="0.316cm" chart:style-name="ch2">
          <text:p>Scale vs TEPS OpenMP</text:p>
        </chart:title>
        <chart:legend chart:legend-position="end" svg:x="13.464cm" svg:y="3.457cm" style:legend-expansion="high" chart:style-name="ch3"/>
        <chart:plot-area chart:style-name="ch4" table:cell-range-address="Sheet1.AL14:Sheet1.AP17" chart:data-source-has-labels="row" svg:x="1.33cm" svg:y="1.275cm" svg:width="11.815cm" svg:height="6.57cm">
          <chartooo:coordinate-region svg:x="3.249cm" svg:y="1.474cm" svg:width="9.71cm" svg:height="5.724cm"/>
          <chart:axis chart:dimension="x" chart:name="primary-x" chart:style-name="ch5">
            <chart:title svg:x="6.77cm" svg:y="8.025cm" chart:style-name="ch6">
              <text:p>Scale</text:p>
            </chart:title>
          </chart:axis>
          <chart:axis chart:dimension="y" chart:name="primary-y" chart:style-name="ch7">
            <chart:title svg:x="0.451cm" svg:y="5.464cm" chart:style-name="ch8">
              <text:p>Mean TEPS</text:p>
            </chart:title>
          </chart:axis>
          <chart:series chart:style-name="ch9" chart:values-cell-range-address="Sheet1.AM15:Sheet1.AM17" chart:label-cell-address="Sheet1.AM14:Sheet1.AM14" chart:class="chart:scatter">
            <chart:domain table:cell-range-address="Sheet1.AL15:Sheet1.AL17"/>
            <chart:data-point chart:repeated="3"/>
          </chart:series>
          <chart:series chart:style-name="ch10" chart:values-cell-range-address="Sheet1.AN15:Sheet1.AN17" chart:label-cell-address="Sheet1.AN14:Sheet1.AN14" chart:class="chart:scatter">
            <chart:data-point chart:repeated="3"/>
          </chart:series>
          <chart:series chart:style-name="ch11" chart:values-cell-range-address="Sheet1.AO15:Sheet1.AO17" chart:label-cell-address="Sheet1.AO14:Sheet1.AO14" chart:class="chart:scatter">
            <chart:data-point chart:repeated="3"/>
          </chart:series>
          <chart:series chart:style-name="ch12" chart:values-cell-range-address="Sheet1.AP15:Sheet1.AP17" chart:label-cell-address="Sheet1.AP14:Sheet1.AP14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L</text:p>
              </table:table-cell>
              <table:table-cell office:value-type="string">
                <text:p>CPUs 1</text:p>
                <draw:g>
                  <svg:desc>Sheet1.AM14:Sheet1.AM14</svg:desc>
                </draw:g>
              </table:table-cell>
              <table:table-cell office:value-type="string">
                <text:p>CPUs 2</text:p>
                <draw:g>
                  <svg:desc>Sheet1.AN14:Sheet1.AN14</svg:desc>
                </draw:g>
              </table:table-cell>
              <table:table-cell office:value-type="string">
                <text:p>CPUs 4</text:p>
                <draw:g>
                  <svg:desc>Sheet1.AO14:Sheet1.AO14</svg:desc>
                </draw:g>
              </table:table-cell>
              <table:table-cell office:value-type="string">
                <text:p>CPUs 8</text:p>
                <draw:g>
                  <svg:desc>Sheet1.AP14:Sheet1.A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L15:Sheet1.AL17</svg:desc>
                </draw:g>
              </table:table-cell>
              <table:table-cell office:value-type="float" office:value="53160144.4444445">
                <text:p>53160144.4444445</text:p>
                <draw:g>
                  <svg:desc>Sheet1.AM15:Sheet1.AM17</svg:desc>
                </draw:g>
              </table:table-cell>
              <table:table-cell office:value-type="float" office:value="65739522.2222222">
                <text:p>65739522.2222222</text:p>
                <draw:g>
                  <svg:desc>Sheet1.AN15:Sheet1.AN17</svg:desc>
                </draw:g>
              </table:table-cell>
              <table:table-cell office:value-type="float" office:value="55611388.8888889">
                <text:p>55611388.8888889</text:p>
                <draw:g>
                  <svg:desc>Sheet1.AO15:Sheet1.AO17</svg:desc>
                </draw:g>
              </table:table-cell>
              <table:table-cell office:value-type="float" office:value="52127488.8888889">
                <text:p>52127488.8888889</text:p>
                <draw:g>
                  <svg:desc>Sheet1.AP15:Sheet1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2022300">
                <text:p>62022300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59685844.4444445">
                <text:p>59685844.444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0726900">
                <text:p>60726900</text:p>
              </table:table-cell>
              <table:table-cell office:value-type="float" office:value="59943900">
                <text:p>59943900</text:p>
              </table:table-cell>
              <table:table-cell office:value-type="float" office:value="60131333.3333333">
                <text:p>60131333.3333333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